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PathMatcher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tPathMatcherTests.extractUriTemplateVarsRegexQual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tPathMatcher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AntPathMatcherTests.creatingStringMatchersIfPatternPrefixCannotDetermineIfPath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PathMatcherTests.extractUri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tPathMatcherTests.preventCreatingStringMatchersIfPathDoesNotStartsWithPatter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PathMatcherTests.combineWithTwoFileExtension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Tests.cachePatternsSetToTr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PathMatcherTests.match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AntPathMatcherTests.extensionMappingWithDotPath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Tests.uniqueDeli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AntPathMatcherTests.extractPathWithi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tPathMatcherTests.extractUriTemplateVarsRegexCapturing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PathMatcherTests.cachePatternsSet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PathMatcherTests.caseIn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PathMatcherTests.defaultCacheSet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PathMatcherTests.extractUriTemplateVariables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PathMatcherTests.trimTokens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PathMatcherTests.matchWithTrimToken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athMatcherTests.patternComparator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AntPathMatcherTests.matchWithNul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PathMatcherTests.isPatternWithNul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athMatcherTests.consistentMatchWithWildcardsAnd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PathMatcherTests.pattern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ntPathMatcherTests.is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